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c_aa</text:p>
          </table:table-cell>
          <table:table-cell office:value-type="string" calcext:value-type="string">
            <text:p>qc_res_num</text:p>
          </table:table-cell>
          <table:table-cell office:value-type="string" calcext:value-type="string">
            <text:p>qc_chain</text:p>
          </table:table-cell>
          <table:table-cell office:value-type="string" calcext:value-type="string">
            <text:p>qc_atomtype</text:p>
          </table:table-cell>
          <table:table-cell office:value-type="string" calcext:value-type="string">
            <text:p>ic_aa</text:p>
          </table:table-cell>
          <table:table-cell office:value-type="string" calcext:value-type="string">
            <text:p>ic_res_num</text:p>
          </table:table-cell>
          <table:table-cell office:value-type="string" calcext:value-type="string">
            <text:p>ic_chain</text:p>
          </table:table-cell>
          <table:table-cell office:value-type="string" calcext:value-type="string">
            <text:p>ic_atomtyp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atomclasses</text:p>
          </table:table-cell>
          <table:table-cell office:value-type="string" calcext:value-type="string">
            <text:p>qc_map_res_num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D1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3 <text:s text:c="2"/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D1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7 <text:s text:c="2"/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7 <text:s text:c="2"/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D1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6 <text:s text:c="2"/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3 <text:s text:c="2"/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6 <text:s text:c="2"/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6 <text:s text:c="2"/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D1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6 <text:s text:c="2"/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6 <text:s text:c="2"/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6 <text:s text:c="2"/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2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6 <text:s text:c="2"/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<text:s text:c="2"/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1 <text:s text:c="2"/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2</text:p>
          </table:table-cell>
          <table:table-cell office:value-type="float" office:value="5.71" calcext:value-type="float">
            <text:p>5.71</text:p>
          </table:table-cell>
          <table:table-cell office:value-type="string" calcext:value-type="string">
            <text:p>1 <text:s text:c="2"/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4 <text:s text:c="2"/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GLU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4 <text:s text:c="2"/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4 <text:s text:c="2"/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6 <text:s text:c="2"/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GLU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6 <text:s text:c="2"/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6 <text:s text:c="2"/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2 <text:s text:c="2"/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6 <text:s text:c="2"/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2 <text:s text:c="2"/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7 <text:s text:c="2"/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7 <text:s text:c="2"/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6 <text:s text:c="2"/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6 <text:s text:c="2"/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6 <text:s text:c="2"/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6 <text:s text:c="2"/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6 <text:s text:c="2"/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6 <text:s text:c="2"/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6 <text:s text:c="2"/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6 <text:s text:c="2"/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1 <text:s text:c="2"/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1 <text:s text:c="2"/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GLU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1 <text:s text:c="2"/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GLU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1 <text:s text:c="2"/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1 <text:s text:c="2"/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1 <text:s text:c="2"/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1 <text:s text:c="2"/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1 <text:s text:c="2"/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1 <text:s text:c="2"/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6 <text:s text:c="2"/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2 <text:s text:c="2"/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3 <text:s text:c="2"/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66" calcext:value-type="float">
            <text:p>5.66</text:p>
          </table:table-cell>
          <table:table-cell office:value-type="string" calcext:value-type="string">
            <text:p>5 <text:s text:c="2"/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5 <text:s text:c="2"/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5 <text:s text:c="2"/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5 <text:s text:c="2"/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5 <text:s text:c="2"/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5 <text:s text:c="2"/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5 <text:s text:c="2"/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AS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5 <text:s text:c="2"/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5 <text:s text:c="2"/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5 <text:s text:c="2"/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5 <text:s text:c="2"/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5 <text:s text:c="2"/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5 <text:s text:c="2"/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5 <text:s text:c="2"/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5 <text:s text:c="2"/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I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1 <text:s text:c="2"/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I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1 <text:s text:c="2"/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AS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1 <text:s text:c="2"/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AS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1 <text:s text:c="2"/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1 <text:s text:c="2"/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1 <text:s text:c="2"/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I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1 <text:s text:c="2"/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 <text:s text:c="2"/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 <text:s text:c="2"/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1 <text:s text:c="2"/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5 <text:s text:c="2"/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5 <text:s text:c="2"/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AS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5 <text:s text:c="2"/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5 <text:s text:c="2"/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5 <text:s text:c="2"/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5 <text:s text:c="2"/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5 <text:s text:c="2"/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S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5 <text:s text:c="2"/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5 <text:s text:c="2"/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<text:s text:c="2"/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6 <text:s text:c="2"/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2 <text:s text:c="2"/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Z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2 <text:s text:c="2"/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2 <text:s text:c="2"/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Z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 <text:s text:c="2"/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2 <text:s text:c="2"/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2 <text:s text:c="2"/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2 <text:s text:c="2"/>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2 <text:s text:c="2"/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5.63" calcext:value-type="float">
            <text:p>5.63</text:p>
          </table:table-cell>
          <table:table-cell office:value-type="string" calcext:value-type="string">
            <text:p>2 <text:s text:c="2"/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6 <text:s text:c="2"/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6 <text:s text:c="2"/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6 <text:s text:c="2"/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LY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Z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1 <text:s text:c="2"/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1 <text:s text:c="2"/>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1 <text:s text:c="2"/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6 <text:s text:c="2"/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6 <text:s text:c="2"/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2 <text:s text:c="2"/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2 <text:s text:c="2"/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2 <text:s text:c="2"/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7 <text:s text:c="2"/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6 <text:s text:c="2"/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6 <text:s text:c="2"/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2 <text:s text:c="2"/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2 <text:s text:c="2"/>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2 <text:s text:c="2"/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3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3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3 <text:s text:c="2"/>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7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7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7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3.59" calcext:value-type="float">
            <text:p>3.59</text:p>
          </table:table-cell>
          <table:table-cell office:value-type="string" calcext:value-type="string">
            <text:p>7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7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7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6 <text:s text:c="2"/>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6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6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6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6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6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6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5.96" calcext:value-type="float">
            <text:p>5.96</text:p>
          </table:table-cell>
          <table:table-cell office:value-type="string" calcext:value-type="string">
            <text:p>6 <text:s text:c="2"/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6 <text:s text:c="2"/>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74" calcext:value-type="float">
            <text:p>4.74</text:p>
          </table:table-cell>
          <table:table-cell office:value-type="string" calcext:value-type="string">
            <text:p>1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1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1 <text:s text:c="2"/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5.54" calcext:value-type="float">
            <text:p>5.54</text:p>
          </table:table-cell>
          <table:table-cell office:value-type="string" calcext:value-type="string">
            <text:p>1 <text:s text:c="2"/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1 <text:s text:c="2"/>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1 <text:s text:c="2"/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1 <text:s text:c="2"/>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<text:s text:c="2"/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3 <text:s text:c="2"/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3 <text:s text:c="2"/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3 <text:s text:c="2"/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3 <text:s text:c="2"/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6 <text:s text:c="2"/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1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1 <text:s text:c="2"/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1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1 <text:s text:c="2"/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Y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2 <text:s text:c="2"/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Y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G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2 <text:s text:c="2"/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Y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2 <text:s text:c="2"/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2 <text:s text:c="2"/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2 <text:s text:c="2"/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2 <text:s text:c="2"/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2 <text:s text:c="2"/>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2 <text:s text:c="2"/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2 <text:s text:c="2"/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Y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2 <text:s text:c="2"/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Y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47" calcext:value-type="float">
            <text:p>5.47</text:p>
          </table:table-cell>
          <table:table-cell office:value-type="string" calcext:value-type="string">
            <text:p>4 <text:s text:c="2"/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Y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G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4 <text:s text:c="2"/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Y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G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4 <text:s text:c="2"/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Y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4 <text:s text:c="2"/>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Y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4 <text:s text:c="2"/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Y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G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4 <text:s text:c="2"/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4 <text:s text:c="2"/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4 <text:s text:c="2"/>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L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7 <text:s text:c="2"/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R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7 <text:s text:c="2"/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S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D1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7 <text:s text:c="2"/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L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3 <text:s text:c="2"/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CY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G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3 <text:s text:c="2"/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S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D1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3 <text:s text:c="2"/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4 <text:s text:c="2"/>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VA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1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4 <text:s text:c="2"/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4 <text:s text:c="2"/>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4 <text:s text:c="2"/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4 <text:s text:c="2"/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S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D1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7 <text:s text:c="2"/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H1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3 <text:s text:c="2"/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H1</text:p>
          </table:table-cell>
          <table:table-cell office:value-type="string" calcext:value-type="string">
            <text:p>I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3 <text:s text:c="2"/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H1</text:p>
          </table:table-cell>
          <table:table-cell office:value-type="string" calcext:value-type="string">
            <text:p>AS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3 <text:s text:c="2"/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3 <text:s text:c="2"/>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3 <text:s text:c="2"/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S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3 <text:s text:c="2"/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I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3 <text:s text:c="2"/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4 <text:s text:c="2"/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4 <text:s text:c="2"/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4 <text:s text:c="2"/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4 <text:s text:c="2"/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4 <text:s text:c="2"/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3.87" calcext:value-type="float">
            <text:p>3.87</text:p>
          </table:table-cell>
          <table:table-cell office:value-type="string" calcext:value-type="string">
            <text:p>5 <text:s text:c="2"/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5 <text:s text:c="2"/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5 <text:s text:c="2"/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5 <text:s text:c="2"/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I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5 <text:s text:c="2"/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5 <text:s text:c="2"/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5 <text:s text:c="2"/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5 <text:s text:c="2"/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I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5 <text:s text:c="2"/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5 <text:s text:c="2"/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5 <text:s text:c="2"/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5 <text:s text:c="2"/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5 <text:s text:c="2"/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5 <text:s text:c="2"/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5 <text:s text:c="2"/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5 <text:s text:c="2"/>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I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5 <text:s text:c="2"/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I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5 <text:s text:c="2"/>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5 <text:s text:c="2"/>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7 <text:s text:c="2"/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4 <text:s text:c="2"/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4 <text:s text:c="2"/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4 <text:s text:c="2"/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4 <text:s text:c="2"/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D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4 <text:s text:c="2"/>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4 <text:s text:c="2"/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4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4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D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5 <text:s text:c="2"/>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5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5 <text:s text:c="2"/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LEU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5 <text:s text:c="2"/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5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5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5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5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5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5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5 <text:s text:c="2"/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D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5 <text:s text:c="2"/>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5 <text:s text:c="2"/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5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5 <text:s text:c="2"/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3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3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3 <text:s text:c="2"/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5 <text:s text:c="2"/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3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D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5 <text:s text:c="2"/>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3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5 <text:s text:c="2"/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2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5.47" calcext:value-type="float">
            <text:p>5.47</text:p>
          </table:table-cell>
          <table:table-cell office:value-type="string" calcext:value-type="string">
            <text:p>5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2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5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2</text:p>
          </table:table-cell>
          <table:table-cell office:value-type="string" calcext:value-type="string">
            <text:p>TYR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H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5 <text:s text:c="2"/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3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D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5 <text:s text:c="2"/>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5.72" calcext:value-type="float">
            <text:p>5.72</text:p>
          </table:table-cell>
          <table:table-cell office:value-type="string" calcext:value-type="string">
            <text:p>5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5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U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6 <text:s text:c="2"/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U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6 <text:s text:c="2"/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2 <text:s text:c="2"/>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7 <text:s text:c="2"/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7 <text:s text:c="2"/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7 <text:s text:c="2"/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7 <text:s text:c="2"/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7 <text:s text:c="2"/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7 <text:s text:c="2"/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7 <text:s text:c="2"/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3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7 <text:s text:c="2"/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2 <text:s text:c="2"/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2 <text:s text:c="2"/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2 <text:s text:c="2"/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1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2 <text:s text:c="2"/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2 <text:s text:c="2"/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3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2 <text:s text:c="2"/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2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2 <text:s text:c="2"/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3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2 <text:s text:c="2"/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2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2 <text:s text:c="2"/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4 <text:s text:c="2"/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4 <text:s text:c="2"/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4 <text:s text:c="2"/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4 <text:s text:c="2"/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4 <text:s text:c="2"/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4 <text:s text:c="2"/>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4 <text:s text:c="2"/>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6 <text:s text:c="2"/>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6 <text:s text:c="2"/>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2 <text:s text:c="2"/>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S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2 <text:s text:c="2"/>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S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2 <text:s text:c="2"/>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S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2 <text:s text:c="2"/>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S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G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2 <text:s text:c="2"/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G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6 <text:s text:c="2"/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1</text:p>
          </table:table-cell>
          <table:table-cell office:value-type="string" calcext:value-type="string">
            <text:p>S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G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1 <text:s text:c="2"/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1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1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6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6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2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7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7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6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6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6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G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6 <text:s text:c="2"/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6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6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6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6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6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6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HR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1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1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S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S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1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S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G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1 <text:s text:c="2"/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6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2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2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4.83" calcext:value-type="float">
            <text:p>4.83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4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4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R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6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R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6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6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E2</text:p>
          </table:table-cell>
          <table:table-cell office:value-type="float" office:value="4.74" calcext:value-type="float">
            <text:p>4.74</text:p>
          </table:table-cell>
          <table:table-cell office:value-type="string" calcext:value-type="string">
            <text:p>6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R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2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R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R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R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2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R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R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2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E2</text:p>
          </table:table-cell>
          <table:table-cell office:value-type="float" office:value="5.54" calcext:value-type="float">
            <text:p>5.54</text:p>
          </table:table-cell>
          <table:table-cell office:value-type="string" calcext:value-type="string">
            <text:p>6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6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2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2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7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E1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5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5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E1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5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E2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5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5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5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5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5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5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5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E1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5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5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E1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5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5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5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5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5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5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5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5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E1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5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5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E1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5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1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1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1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E1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1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L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1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1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5.84" calcext:value-type="float">
            <text:p>5.84</text:p>
          </table:table-cell>
          <table:table-cell office:value-type="string" calcext:value-type="string">
            <text:p>3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3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4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D2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3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1</text:p>
          </table:table-cell>
          <table:table-cell office:value-type="float" office:value="4.83" calcext:value-type="float">
            <text:p>4.83</text:p>
          </table:table-cell>
          <table:table-cell office:value-type="string" calcext:value-type="string">
            <text:p>5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5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1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5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5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5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5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5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5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5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1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D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1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1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1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1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1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1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6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1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2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2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1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2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2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2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2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2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4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EU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4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3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TRP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2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3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7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7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7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7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4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5.63" calcext:value-type="float">
            <text:p>5.63</text:p>
          </table:table-cell>
          <table:table-cell office:value-type="string" calcext:value-type="string">
            <text:p>4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4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U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6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U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G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2 <text:s text:c="2"/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7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6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LEU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S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84" calcext:value-type="float">
            <text:p>5.84</text:p>
          </table:table-cell>
          <table:table-cell office:value-type="string" calcext:value-type="string">
            <text:p>1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S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G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1 <text:s text:c="2"/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U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6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ME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D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5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5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5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5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1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1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1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1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1</text:p>
          </table:table-cell>
          <table:table-cell office:value-type="float" office:value="5.47" calcext:value-type="float">
            <text:p>5.47</text:p>
          </table:table-cell>
          <table:table-cell office:value-type="string" calcext:value-type="string">
            <text:p>1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1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1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1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2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VA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1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4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4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4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7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7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7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7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6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6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6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6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6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6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6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6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1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H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6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6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6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4.66" calcext:value-type="float">
            <text:p>4.66</text:p>
          </table:table-cell>
          <table:table-cell office:value-type="string" calcext:value-type="string">
            <text:p>6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2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6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H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6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2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2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2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2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D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2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2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7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7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D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7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L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6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A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1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6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A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6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A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6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6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D1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6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GL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6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VA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1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VA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1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GL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1 <text:s text:c="2"/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1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1 <text:s text:c="2"/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R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 <text:s text:c="2"/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6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G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2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L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B</text:p>
          </table:table-cell>
          <table:table-cell office:value-type="float" office:value="5.61" calcext:value-type="float">
            <text:p>5.61</text:p>
          </table:table-cell>
          <table:table-cell office:value-type="string" calcext:value-type="string">
            <text:p>4 <text:s text:c="2"/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Y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G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4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4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4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Y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G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6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6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2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2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D2</text:p>
          </table:table-cell>
          <table:table-cell office:value-type="string" calcext:value-type="string">
            <text:p>CY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G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3 <text:s text:c="2"/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D2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3 <text:s text:c="2"/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D2</text:p>
          </table:table-cell>
          <table:table-cell office:value-type="string" calcext:value-type="string">
            <text:p>PH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Z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3 <text:s text:c="2"/>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4:02:12.503523913</meta:creation-date>
    <dc:date>2024-08-08T14:03:02.427856865</dc:date>
    <meta:editing-duration>PT50S</meta:editing-duration>
    <meta:editing-cycles>1</meta:editing-cycles>
    <meta:generator>LibreOffice/7.6.7.2$Linux_X86_64 LibreOffice_project/60$Build-2</meta:generator>
    <meta:document-statistic meta:table-count="1" meta:cell-count="5445" meta:object-count="0"/>
  </office:meta>
</office:document-meta>
</file>